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8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1cm" draw:marker-start-width="0.356cm" draw:marker-end-width="0.35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152cm" draw:marker-end-width="0.152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143cm"/>
    </style:style>
    <style:style style:name="gr7" style:family="graphic" style:parent-style-name="standard">
      <style:graphic-properties draw:stroke="none" svg:stroke-color="#000000" draw:fill="none" draw:fill-color="#ffffff" fo:min-height="14.478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fo:min-height="1.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Arial Black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Arial Black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209cm" svg:height="3.838cm" svg:x="1.191cm" svg:y="23.352cm">
          <draw:text-box>
            <text:p text:style-name="P1"><text:span text:style-name="T1">A SAMPLE MESH</text:span></text:p>
          </draw:text-box>
        </draw:frame>
        <draw:line draw:style-name="gr2" draw:text-style-name="P1" draw:layer="layout" svg:x1="23.051cm" svg:y1="8.579cm" svg:x2="22.971cm" svg:y2="22.19cm">
          <text:p/>
        </draw:line>
        <draw:line draw:style-name="gr3" draw:text-style-name="P1" draw:layer="layout" svg:x1="23.052cm" svg:y1="8.579cm" svg:x2="22.972cm" svg:y2="22.19cm">
          <text:p/>
        </draw:line>
        <draw:g>
          <draw:custom-shape draw:style-name="gr4" draw:text-style-name="P1" draw:layer="layout" svg:width="3.181cm" svg:height="2.786cm" svg:x="23.022cm" svg:y="11.10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1cm" svg:height="2.786cm" svg:x="25.408cm" svg:y="9.71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1cm" svg:height="2.786cm" svg:x="25.408cm" svg:y="12.49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2cm" svg:height="2.786cm" svg:x="27.793cm" svg:y="11.10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1cm" svg:height="2.786cm" svg:x="30.18cm" svg:y="9.71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1cm" svg:height="2.786cm" svg:x="30.18cm" svg:y="12.49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1cm" svg:height="2.786cm" svg:x="25.408cm" svg:y="15.28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2cm" svg:height="2.786cm" svg:x="27.793cm" svg:y="13.89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2cm" svg:height="2.786cm" svg:x="27.793cm" svg:y="16.67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1cm" svg:height="2.786cm" svg:x="23.023cm" svg:y="11.10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2cm" svg:height="2.786cm" svg:x="25.408cm" svg:y="9.71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2cm" svg:height="2.786cm" svg:x="25.408cm" svg:y="12.49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1cm" svg:height="2.786cm" svg:x="30.18cm" svg:y="15.28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1cm" svg:height="2.786cm" svg:x="32.566cm" svg:y="11.10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1cm" svg:height="2.786cm" svg:x="32.566cm" svg:y="13.89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1cm" svg:height="2.786cm" svg:x="23.022cm" svg:y="13.89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2cm" svg:height="2.786cm" svg:x="30.18cm" svg:y="15.28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1cm" svg:height="2.786cm" svg:x="23.022cm" svg:y="16.67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1cm" svg:height="2.786cm" svg:x="25.408cm" svg:y="18.0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1cm" svg:height="2.786cm" svg:x="30.18cm" svg:y="18.0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draw:layer="layout" svg:width="3.182cm" svg:height="2.786cm" svg:x="32.486cm" svg:y="16.67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line draw:style-name="gr5" draw:text-style-name="P1" draw:layer="layout" svg:x1="23.897cm" svg:y1="8.598cm" svg:x2="23.817cm" svg:y2="22.209cm">
            <text:p/>
          </draw:line>
          <draw:line draw:style-name="gr5" draw:text-style-name="P1" draw:layer="layout" svg:x1="25.408cm" svg:y1="8.598cm" svg:x2="25.328cm" svg:y2="22.209cm">
            <text:p/>
          </draw:line>
          <draw:line draw:style-name="gr5" draw:text-style-name="P1" draw:layer="layout" svg:x1="23.898cm" svg:y1="8.598cm" svg:x2="23.818cm" svg:y2="22.209cm">
            <text:p/>
          </draw:line>
          <draw:line draw:style-name="gr5" draw:text-style-name="P1" draw:layer="layout" svg:x1="26.171cm" svg:y1="8.551cm" svg:x2="26.091cm" svg:y2="22.162cm">
            <text:p/>
          </draw:line>
        </draw:g>
        <draw:line draw:style-name="gr5" draw:text-style-name="P1" draw:layer="layout" svg:x1="27.812cm" svg:y1="8.598cm" svg:x2="27.873cm" svg:y2="22.191cm">
          <text:p/>
        </draw:line>
        <draw:g>
          <draw:line draw:style-name="gr5" draw:text-style-name="P1" draw:layer="layout" svg:x1="28.622cm" svg:y1="8.598cm" svg:x2="28.542cm" svg:y2="22.209cm">
            <text:p/>
          </draw:line>
          <draw:line draw:style-name="gr5" draw:text-style-name="P1" draw:layer="layout" svg:x1="30.133cm" svg:y1="8.598cm" svg:x2="30.053cm" svg:y2="22.209cm">
            <text:p/>
          </draw:line>
          <draw:line draw:style-name="gr5" draw:text-style-name="P1" draw:layer="layout" svg:x1="28.623cm" svg:y1="8.598cm" svg:x2="28.543cm" svg:y2="22.209cm">
            <text:p/>
          </draw:line>
          <draw:line draw:style-name="gr5" draw:text-style-name="P1" draw:layer="layout" svg:x1="30.896cm" svg:y1="8.551cm" svg:x2="30.816cm" svg:y2="22.162cm">
            <text:p/>
          </draw:line>
        </draw:g>
        <draw:line draw:style-name="gr2" draw:text-style-name="P1" draw:layer="layout" svg:x1="32.566cm" svg:y1="8.547cm" svg:x2="32.486cm" svg:y2="22.158cm">
          <text:p/>
        </draw:line>
        <draw:line draw:style-name="gr3" draw:text-style-name="P1" draw:layer="layout" svg:x1="32.567cm" svg:y1="8.547cm" svg:x2="32.487cm" svg:y2="22.158cm">
          <text:p/>
        </draw:line>
        <draw:g>
          <draw:line draw:style-name="gr5" draw:text-style-name="P1" draw:layer="layout" svg:x1="33.412cm" svg:y1="8.565cm" svg:x2="33.332cm" svg:y2="22.176cm">
            <text:p/>
          </draw:line>
          <draw:line draw:style-name="gr5" draw:text-style-name="P1" draw:layer="layout" svg:x1="34.923cm" svg:y1="8.565cm" svg:x2="34.843cm" svg:y2="22.176cm">
            <text:p/>
          </draw:line>
          <draw:line draw:style-name="gr5" draw:text-style-name="P1" draw:layer="layout" svg:x1="33.413cm" svg:y1="8.565cm" svg:x2="33.333cm" svg:y2="22.176cm">
            <text:p/>
          </draw:line>
          <draw:line draw:style-name="gr5" draw:text-style-name="P1" draw:layer="layout" svg:x1="35.686cm" svg:y1="8.518cm" svg:x2="35.606cm" svg:y2="22.129cm">
            <text:p/>
          </draw:line>
        </draw:g>
        <draw:line draw:style-name="gr2" draw:text-style-name="P1" draw:layer="layout" svg:x1="21.447cm" svg:y1="9.763cm" svg:x2="35.671cm" svg:y2="9.763cm">
          <text:p/>
        </draw:line>
        <draw:line draw:style-name="gr2" draw:text-style-name="P1" draw:layer="layout" svg:x1="21.574cm" svg:y1="11.033cm" svg:x2="35.798cm" svg:y2="11.033cm">
          <text:p/>
        </draw:line>
        <draw:line draw:style-name="gr2" draw:text-style-name="P1" draw:layer="layout" svg:x1="21.447cm" svg:y1="12.43cm" svg:x2="35.671cm" svg:y2="12.43cm">
          <text:p/>
        </draw:line>
        <draw:line draw:style-name="gr2" draw:text-style-name="P1" draw:layer="layout" svg:x1="21.447cm" svg:y1="13.827cm" svg:x2="35.671cm" svg:y2="13.827cm">
          <text:p/>
        </draw:line>
        <draw:line draw:style-name="gr2" draw:text-style-name="P1" draw:layer="layout" svg:x1="21.447cm" svg:y1="15.224cm" svg:x2="35.671cm" svg:y2="15.224cm">
          <text:p/>
        </draw:line>
        <draw:line draw:style-name="gr2" draw:text-style-name="P1" draw:layer="layout" svg:x1="21.447cm" svg:y1="16.621cm" svg:x2="35.671cm" svg:y2="16.621cm">
          <text:p/>
        </draw:line>
        <draw:line draw:style-name="gr2" draw:text-style-name="P1" draw:layer="layout" svg:x1="21.574cm" svg:y1="18.018cm" svg:x2="35.798cm" svg:y2="18.018cm">
          <text:p/>
        </draw:line>
        <draw:line draw:style-name="gr2" draw:text-style-name="P1" draw:layer="layout" svg:x1="21.447cm" svg:y1="19.415cm" svg:x2="35.671cm" svg:y2="19.415cm">
          <text:p/>
        </draw:line>
        <draw:line draw:style-name="gr2" draw:text-style-name="P1" draw:layer="layout" svg:x1="21.447cm" svg:y1="20.812cm" svg:x2="35.671cm" svg:y2="20.812cm">
          <text:p/>
        </draw:line>
        <draw:frame draw:style-name="gr6" draw:layer="layout" svg:width="14.605cm" svg:height="1.393cm" svg:x="5.318cm" svg:y="19.923cm">
          <draw:text-box>
            <text:p><text:s text:c="2"/>1 <text:s text:c="3"/>2 <text:s text:c="5"/>3 <text:s text:c="2"/>4 <text:s text:c="7"/>5 <text:s text:c="2"/>6 <text:s text:c="4"/>7 <text:s text:c="2"/>8 <text:s text:c="6"/>9 <text:s text:c="2"/>10 <text:s text:c="2"/>11 <text:s/>12</text:p>
          </draw:text-box>
        </draw:frame>
        <draw:frame draw:style-name="gr7" draw:layer="layout" svg:width="1.016cm" svg:height="14.728cm" svg:x="3.667cm" svg:y="5.064cm">
          <draw:text-box>
            <text:p/>
            <text:p/>
            <text:p>9</text:p>
            <text:p/>
            <text:p>8</text:p>
            <text:p/>
            <text:p>7</text:p>
            <text:p/>
            <text:p>6</text:p>
            <text:p/>
            <text:p>5</text:p>
            <text:p/>
            <text:p>4</text:p>
            <text:p/>
            <text:p>3</text:p>
            <text:p/>
            <text:p>2</text:p>
            <text:p/>
            <text:p>1</text:p>
          </draw:text-box>
        </draw:frame>
        <draw:custom-shape draw:style-name="gr8" draw:text-style-name="P1" draw:layer="layout" svg:width="1.651cm" svg:height="10.922cm" svg:x="1.463cm" svg:y="7.4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" draw:layer="layout" svg:width="1.482cm" svg:height="13.232cm" draw:transform="skewX (-0.0113446401379631) rotate (-1.58022110475567) translate (19.295cm 3.937cm)">
          <text:p/>
          <draw:enhanced-geometry svg:viewBox="0 0 21600 21600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3" draw:layer="layout" svg:width="4.318cm" svg:height="1.52cm" svg:x="10.906cm" svg:y="2.27cm">
          <draw:text-box>
            <text:p><text:span text:style-name="T2">W = 5</text:span></text:p>
          </draw:text-box>
        </draw:frame>
        <draw:frame draw:style-name="gr10" draw:text-style-name="P4" draw:layer="layout" svg:width="3.422cm" svg:height="1.356cm" draw:transform="rotate (1.56259327931052) translate (0.365cm 14.577cm)">
          <draw:text-box>
            <text:p text:style-name="P1"><text:span text:style-name="T2">H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lvyn Drag</meta:initial-creator>
    <meta:creation-date>2014-11-16T16:32:13.640727438</meta:creation-date>
    <dc:date>2015-03-25T18:16:07.358518990</dc:date>
    <meta:editing-duration>PT12M10S</meta:editing-duration>
    <meta:editing-cycles>6</meta:editing-cycles>
    <meta:generator>LibreOffice/4.2.7.2$Linux_X86_64 LibreOffice_project/420m0$Build-2</meta:generator>
    <meta:document-statistic meta:object-count="58"/>
  </office:meta>
</office:document-meta>
</file>